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9.8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31.86pt"/>
    </style:style>
    <style:style style:name="co4" style:family="table-column">
      <style:table-column-properties fo:break-before="auto" style:column-width="19.5pt"/>
    </style:style>
    <style:style style:name="co5" style:family="table-column">
      <style:table-column-properties fo:break-before="auto" style:column-width="28.01pt"/>
    </style:style>
    <style:style style:name="co6" style:family="table-column">
      <style:table-column-properties fo:break-before="auto" style:column-width="37.8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cofTTGPERCE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8" table:default-cell-style-name="Default"/>
        <table:table-row table:style-name="ro1">
          <table:table-cell table:number-columns-repeated="5"/>
          <table:table-cell office:value-type="string" calcext:value-type="string">
            <text:p>FUT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SUBJ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prep inf</text:p>
          </table:table-cell>
          <table:table-cell office:value-type="string" calcext:value-type="string">
            <text:p>n conj det</text:p>
          </table:table-cell>
          <table:table-cell office:value-type="string" calcext:value-type="string">
            <text:p>n adj</text:p>
          </table:table-cell>
          <table:table-cell office:value-type="string" calcext:value-type="string">
            <text:p>n prep n</text:p>
          </table:table-cell>
          <table:table-cell table:number-columns-repeated="2" office:value-type="string" calcext:value-type="string">
            <text:p>cest que</text:p>
          </table:table-cell>
          <table:table-cell table:number-columns-repeated="2" office:value-type="string" calcext:value-type="string">
            <text:p>y a qu</text:p>
          </table:table-cell>
          <table:table-cell office:value-type="string" calcext:value-type="string">
            <text:p>v inf</text:p>
          </table:table-cell>
          <table:table-cell office:value-type="string" calcext:value-type="string">
            <text:p>di qu</text:p>
          </table:table-cell>
          <table:table-cell office:value-type="string" calcext:value-type="string">
            <text:p>plu qu</text:p>
          </table:table-cell>
        </table:table-row>
        <table:table-row table:style-name="ro1">
          <table:table-cell office:value-type="string" calcext:value-type="string">
            <text:p>../tcof/chi-trans-metaok/lucie1_led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Baptiste1_Lec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alona1_leb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3.17" calcext:value-type="float">
            <text:p>3.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Carla1_Con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jeanne1_hil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7.05" calcext:value-type="float">
            <text:p>7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loris1_peu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Aela1_Ber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4.24" calcext:value-type="float">
            <text:p>4.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marion1_gui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2" calcext:value-type="float">
            <text:p>2</text:p>
          </table:table-cell>
          <table:table-cell office:value-type="float" office:value="8.11" calcext:value-type="float">
            <text:p>8.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sebastien1_bou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alexandre1_bod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5.3" calcext:value-type="float">
            <text:p>5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clement1_med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5.3" calcext:value-type="float">
            <text:p>5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Axel1_Gar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aline1_r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8.11" calcext:value-type="float">
            <text:p>8.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cleophee1_pie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heloise1_gue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2" calcext:value-type="float">
            <text:p>2</text:p>
          </table:table-cell>
          <table:table-cell office:value-type="float" office:value="1.06" calcext:value-type="float">
            <text:p>1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bengaly1_ca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6" calcext:value-type="float">
            <text:p>6</text:p>
          </table:table-cell>
          <table:table-cell office:value-type="float" office:value="5.3" calcext:value-type="float">
            <text:p>5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juliette1_sto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7.05" calcext:value-type="float">
            <text:p>7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morgane1_mar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jordan1_t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2" calcext:value-type="float">
            <text:p>2</text:p>
          </table:table-cell>
          <table:table-cell office:value-type="float" office:value="8.11" calcext:value-type="float">
            <text:p>8.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romy1_tha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Cloe1_Tsc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./tcof/chi-trans-metaok/Joachim1_Alt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ophelie1_baq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alexandre1_dag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5.3" calcext:value-type="float">
            <text:p>5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camille1_bar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7.05" calcext:value-type="float">
            <text:p>7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clara1_lau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thibaud1_s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Jeanne1_Dre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9.17" calcext:value-type="float">
            <text:p>9.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ines1_hor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Baptiste1_Kul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Engi1_Hur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4.24" calcext:value-type="float">
            <text:p>4.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antoine1_nus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Alban1_Tah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thibaut1_der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4.24" calcext:value-type="float">
            <text:p>4.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constant1_pap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5.3" calcext:value-type="float">
            <text:p>5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fantine1_m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2" calcext:value-type="float">
            <text:p>2</text:p>
          </table:table-cell>
          <table:table-cell office:value-type="float" office:value="1.06" calcext:value-type="float">
            <text:p>1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thomas1_pel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8.11" calcext:value-type="float">
            <text:p>8.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alexandre1_li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5.3" calcext:value-type="float">
            <text:p>5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manon1_lag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7.05" calcext:value-type="float">
            <text:p>7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robin1_lem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louis1_ut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7.05" calcext:value-type="float">
            <text:p>7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Eliott1_Chi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Adelphe1_Per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8.11" calcext:value-type="float">
            <text:p>8.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lucie1_vic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5.3" calcext:value-type="float">
            <text:p>5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02" calcext:value-type="float">
            <text:p>20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Eva1_Goe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moustapha1_abd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2" calcext:value-type="float">
            <text:p>2</text:p>
          </table:table-cell>
          <table:table-cell office:value-type="float" office:value="1.06" calcext:value-type="float">
            <text:p>1.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louis1_cas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8.11" calcext:value-type="float">
            <text:p>8.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mathieu1_car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kelly1_ham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7.05" calcext:value-type="float">
            <text:p>7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charlotte1_gir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2" calcext:value-type="float">
            <text:p>2</text:p>
          </table:table-cell>
          <table:table-cell office:value-type="float" office:value="3.17" calcext:value-type="float">
            <text:p>3.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Claire1_Kam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5.3" calcext:value-type="float">
            <text:p>5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victoire1_duc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2" calcext:value-type="float">
            <text:p>2</text:p>
          </table:table-cell>
          <table:table-cell office:value-type="float" office:value="5.3" calcext:value-type="float">
            <text:p>5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laurine1_gil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Antonin1_Jer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Capucine1_San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Joseph1_Cla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leo1_roy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9.17" calcext:value-type="float">
            <text:p>9.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jeremy1_pat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4.24" calcext:value-type="float">
            <text:p>4.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leo1_rom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7.05" calcext:value-type="float">
            <text:p>7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laurine2_car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7.05" calcext:value-type="float">
            <text:p>7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55" calcext:value-type="float">
            <text:p>15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awen1_ci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hibraime1_ber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8.11" calcext:value-type="float">
            <text:p>8.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Cassandre1_And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louis1_lho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4.24" calcext:value-type="float">
            <text:p>4.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antonin1_jou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2" calcext:value-type="float">
            <text:p>2</text:p>
          </table:table-cell>
          <table:table-cell office:value-type="float" office:value="1.06" calcext:value-type="float">
            <text:p>1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baptiste1_zie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lucile1_flo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andrea1_car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rose1_rou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clara1_dum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mathilde1_ham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4.24" calcext:value-type="float">
            <text:p>4.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emilie1_rig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8.11" calcext:value-type="float">
            <text:p>8.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Camille1_Sil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9.17" calcext:value-type="float">
            <text:p>9.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Emy1_Sam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lilou1_hua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4.24" calcext:value-type="float">
            <text:p>4.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pauline1_ma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5.3" calcext:value-type="float">
            <text:p>5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Alix1_Lec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2" calcext:value-type="float">
            <text:p>2</text:p>
          </table:table-cell>
          <table:table-cell office:value-type="float" office:value="1.06" calcext:value-type="float">
            <text:p>1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aline1_ga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9.17" calcext:value-type="float">
            <text:p>9.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elea1_cur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4.24" calcext:value-type="float">
            <text:p>4.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gabriel1_rez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baptiste1_lel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./tcof/chi-trans-metaok/nolan1_rej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.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melanie1_lem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9.17" calcext:value-type="float">
            <text:p>9.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cecile1_da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Coralie1_Arn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4.24" calcext:value-type="float">
            <text:p>4.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2" calcext:value-type="float">
            <text:p>14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gaetan1_bau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sarah1_fra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7.05" calcext:value-type="float">
            <text:p>7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adele1_tar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laura1_bah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5.3" calcext:value-type="float">
            <text:p>5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alice1_cor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constance1_sch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manon1_rej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5.3" calcext:value-type="float">
            <text:p>5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Elise1_Hel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9.17" calcext:value-type="float">
            <text:p>9.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Eva1_Mat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2" calcext:value-type="float">
            <text:p>2</text:p>
          </table:table-cell>
          <table:table-cell office:value-type="float" office:value="1.06" calcext:value-type="float">
            <text:p>1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xaviere1_leg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laurie1_jam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alissa1_cas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4.24" calcext:value-type="float">
            <text:p>4.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youssef1_tor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lorraine1_spo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remi1_did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Ester1_Zeh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louis2_ut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7.05" calcext:value-type="float">
            <text:p>7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luana1_alb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laura1_llo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manon1_er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5.3" calcext:value-type="float">
            <text:p>5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Axel1_Jac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oscar1_fri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amelie1_bec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2" calcext:value-type="float">
            <text:p>2</text:p>
          </table:table-cell>
          <table:table-cell office:value-type="float" office:value="8.11" calcext:value-type="float">
            <text:p>8.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lou1_tho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clelie1_dup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2" calcext:value-type="float">
            <text:p>2</text:p>
          </table:table-cell>
          <table:table-cell office:value-type="float" office:value="5.3" calcext:value-type="float">
            <text:p>5.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Alicia1_Bre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gaelle1_bou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marianne1_ste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clemence1_bra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8.11" calcext:value-type="float">
            <text:p>8.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jonathan1_fra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lisa1_rhe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2" calcext:value-type="float">
            <text:p>2</text:p>
          </table:table-cell>
          <table:table-cell office:value-type="float" office:value="1.06" calcext:value-type="float">
            <text:p>1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alexis1_ras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7.05" calcext:value-type="float">
            <text:p>7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Corentin1_Ber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mathilde1_ric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7.05" calcext:value-type="float">
            <text:p>7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clemence1_hal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2.12" calcext:value-type="float">
            <text:p>2.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andrea1_uri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laurine1_car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7.05" calcext:value-type="float">
            <text:p>7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louise1_geo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samuel1_le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valentine1_bah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5.3" calcext:value-type="float">
            <text:p>5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walid1_mat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5.3" calcext:value-type="float">
            <text:p>5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Clementin1_Bat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Elif1_Ber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9.17" calcext:value-type="float">
            <text:p>9.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margaux1_gil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valentin1_bit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2" calcext:value-type="float">
            <text:p>2</text:p>
          </table:table-cell>
          <table:table-cell office:value-type="float" office:value="8.11" calcext:value-type="float">
            <text:p>8.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guillaume1_pol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yassine1_nic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jessica1_cha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jules1_per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3.17" calcext:value-type="float">
            <text:p>3.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anais1_me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manon1_kho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chloe1_fau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raphael1_leg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clementine1_bas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9.17" calcext:value-type="float">
            <text:p>9.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adeline1_gif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naomi1_sli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4" calcext:value-type="float">
            <text:p>12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leo1_par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thibault1_lev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9.17" calcext:value-type="float">
            <text:p>9.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Enzo1_Nov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florian1_sai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4.24" calcext:value-type="float">
            <text:p>4.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tidiane1_ecc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8.11" calcext:value-type="float">
            <text:p>8.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anne1_roi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2.12" calcext:value-type="float">
            <text:p>2.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benedicte1_let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luca1_bar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4.24" calcext:value-type="float">
            <text:p>4.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4" calcext:value-type="float">
            <text:p>16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Elliot1_Dem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5.3" calcext:value-type="float">
            <text:p>5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Erwan1_Fer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baptiste1_gri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9.17" calcext:value-type="float">
            <text:p>9.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margot1_koe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laureen1_gud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celene1_ber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charlotte1_leb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marianne1_vat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2" calcext:value-type="float">
            <text:p>2</text:p>
          </table:table-cell>
          <table:table-cell office:value-type="float" office:value="2.12" calcext:value-type="float">
            <text:p>2.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thibault1_cor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9.17" calcext:value-type="float">
            <text:p>9.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nathan1_mai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8" calcext:value-type="float">
            <text:p>11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maelle1_pap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4.24" calcext:value-type="float">
            <text:p>4.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30" calcext:value-type="float">
            <text:p>33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chi-trans-metaok/armelle1_del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3" calcext:value-type="float">
            <text:p>3</text:p>
          </table:table-cell>
          <table:table-cell office:value-type="float" office:value="7.05" calcext:value-type="float">
            <text:p>7.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Hugo1_Hyp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5.3" calcext:value-type="float">
            <text:p>5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louis1_tro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2" calcext:value-type="float">
            <text:p>2</text:p>
          </table:table-cell>
          <table:table-cell office:value-type="float" office:value="8.11" calcext:value-type="float">
            <text:p>8.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valentin1_la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louise1_sch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2" calcext:value-type="float">
            <text:p>2</text:p>
          </table:table-cell>
          <table:table-cell office:value-type="float" office:value="2.12" calcext:value-type="float">
            <text:p>2.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Dania1_Col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adeline1_sch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laura1_ca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2" calcext:value-type="float">
            <text:p>2</text:p>
          </table:table-cell>
          <table:table-cell office:value-type="float" office:value="9.17" calcext:value-type="float">
            <text:p>9.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corentin1_boi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8.11" calcext:value-type="float">
            <text:p>8.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39" calcext:value-type="float">
            <text:p>23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camille1_mer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4" calcext:value-type="float">
            <text:p>4</text:p>
          </table:table-cell>
          <table:table-cell office:value-type="float" office:value="5.3" calcext:value-type="float">
            <text:p>5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maurine1_her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lucie1_led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Baptiste1_Lec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alona1_leb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Carla1_Con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jeanne1_hil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loris1_peu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Aela1_Ber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marion1_gui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sebastien1_bou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alexandre1_bod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clement1_med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Axel1_Gar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aline1_r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cleophee1_pie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heloise1_gue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bengaly1_ca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juliette1_sto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morgane1_mar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jordan1_t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romy1_tha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Cloe1_Tsc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Joachim1_Alt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ophelie1_baq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89" calcext:value-type="float">
            <text:p>18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alexandre1_dag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camille1_bar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clara1_lau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thibaud1_s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Jeanne1_Dre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ines1_hor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Baptiste1_Kul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Engi1_Hur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antoine1_nus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Alban1_Tah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thibaut1_der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constant1_pap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fantine1_m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thomas1_pel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alexandre1_li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manon1_lag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robin1_lem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louis1_ut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Eliott1_Chi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Adelphe1_Per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lucie1_vic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chi-trans-metaok/Eva1_Goe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3" calcext:value-type="float">
            <text:p>2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moustapha1_abd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louis1_cas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mathieu1_car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kelly1_ham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charlotte1_gir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Claire1_Kam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victoire1_duc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laurine1_gil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Antonin1_Jer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 office:value-type="float" office:value="1.06" calcext:value-type="float">
            <text:p>1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Capucine1_San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6" calcext:value-type="float">
            <text:p>126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Joseph1_Cla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leo1_roy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jeremy1_pat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leo1_rom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laurine2_car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awen1_ci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hibraime1_ber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Cassandre1_And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louis1_lho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antonin1_jou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76" calcext:value-type="float">
            <text:p>17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baptiste1_zie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lucile1_flo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andrea1_car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rose1_rou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clara1_dum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78" calcext:value-type="float">
            <text:p>17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mathilde1_ham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emilie1_rig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Camille1_Sil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Emy1_Sam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lilou1_hua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pauline1_ma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Alix1_Lec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aline1_ga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elea1_cur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gabriel1_rez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baptiste1_lel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nolan1_rej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9" calcext:value-type="float">
            <text:p>29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melanie1_lem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cecile1_da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51" calcext:value-type="float">
            <text:p>15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Coralie1_Arn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gaetan1_bau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./tcof/chi-trans-metaok/sarah1_fra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adele1_tar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laura1_bah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alice1_cor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constance1_sch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manon1_rej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9" calcext:value-type="float">
            <text:p>29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Elise1_Hel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Eva1_Mat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xaviere1_leg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laurie1_jam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alissa1_cas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youssef1_tor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lorraine1_spo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remi1_did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Ester1_Zeh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louis2_ut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luana1_alb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laura1_llo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manon1_er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Axel1_Jac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oscar1_fri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amelie1_bec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lou1_tho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07" calcext:value-type="float">
            <text:p>207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clelie1_dup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Alicia1_Bre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gaelle1_bou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marianne1_ste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3" calcext:value-type="float">
            <text:p>2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clemence1_bra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jonathan1_fra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lisa1_rhe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alexis1_ras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Corentin1_Ber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mathilde1_ric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clemence1_hal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andrea1_uri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laurine1_car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65" calcext:value-type="float">
            <text:p>165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louise1_geo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samuel1_le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valentine1_bah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walid1_mat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Clementin1_Bat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Elif1_Ber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margaux1_gil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valentin1_bit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guillaume1_pol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yassine1_nic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41" calcext:value-type="float">
            <text:p>14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jessica1_cha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jules1_per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anais1_me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manon1_kho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chloe1_fau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raphael1_leg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clementine1_bas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adeline1_gif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naomi1_sli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30" calcext:value-type="float">
            <text:p>13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leo1_par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thibault1_lev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Enzo1_Nov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florian1_sai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tidiane1_ecc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anne1_roi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benedicte1_let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luca1_bar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3" calcext:value-type="float">
            <text:p>2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Elliot1_Dem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Erwan1_Fer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chi-trans-metaok/baptiste1_gri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margot1_koe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laureen1_gud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celene1_ber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charlotte1_leb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marianne1_vat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thibault1_cor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nathan1_mai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chi-trans-metaok/maelle1_pap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3" calcext:value-type="float">
            <text:p>2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79" calcext:value-type="float">
            <text:p>17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chi-trans-metaok/armelle1_del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Hugo1_Hyp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louis1_tro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07" calcext:value-type="float">
            <text:p>207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valentin1_la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louise1_sch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Dania1_Col_Ano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adeline1_sch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laura1_can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chi-trans-metaok/corentin1_boi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52" calcext:value-type="float">
            <text:p>352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chi-trans-metaok/camille1_mer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40" calcext:value-type="float">
            <text:p>40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chi-trans-metaok/maurine1_her.tei_corpo2_tto.cha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15T00:51:55.705176941</dc:date>
    <meta:editing-duration>PT1M50S</meta:editing-duration>
    <meta:editing-cycles>1</meta:editing-cycles>
    <meta:document-statistic meta:table-count="1" meta:cell-count="7753" meta:object-count="0"/>
    <meta:generator>LibreOffice/6.0.7.3$Linux_X86_64 LibreOffice_project/00m0$Build-3</meta:generator>
  </office:meta>
</office:document-meta>
</file>